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654e" officeooo:paragraph-rsid="0020654e"/>
    </style:style>
    <style:style style:name="P2" style:family="paragraph" style:parent-style-name="Text_20_body">
      <style:text-properties officeooo:rsid="0020654e" officeooo:paragraph-rsid="0021ac1e"/>
    </style:style>
    <style:style style:name="P3" style:family="paragraph" style:parent-style-name="Heading_20_2">
      <style:text-properties officeooo:rsid="0020654e"/>
    </style:style>
    <style:style style:name="P4" style:family="paragraph" style:parent-style-name="Heading_20_2">
      <style:text-properties officeooo:paragraph-rsid="0021ac1e"/>
    </style:style>
    <style:style style:name="P5" style:family="paragraph" style:parent-style-name="Heading_20_1">
      <style:text-properties officeooo:rsid="0020654e" officeooo:paragraph-rsid="0020654e"/>
    </style:style>
    <style:style style:name="P6" style:family="paragraph" style:parent-style-name="Heading_20_3">
      <style:text-properties officeooo:rsid="0020654e" officeooo:paragraph-rsid="0020654e"/>
    </style:style>
    <style:style style:name="P7" style:family="paragraph" style:parent-style-name="Standard">
      <style:text-properties officeooo:rsid="001f61e8" officeooo:paragraph-rsid="001f61e8"/>
    </style:style>
    <style:style style:name="P8" style:family="paragraph" style:parent-style-name="Standard">
      <style:text-properties officeooo:rsid="001f61e8" officeooo:paragraph-rsid="0020654e"/>
    </style:style>
    <style:style style:name="P9" style:family="paragraph" style:parent-style-name="Standard">
      <style:text-properties officeooo:rsid="0020654e" officeooo:paragraph-rsid="0020654e"/>
    </style:style>
    <style:style style:name="P10" style:family="paragraph" style:parent-style-name="Standard">
      <style:text-properties officeooo:rsid="0020654e" officeooo:paragraph-rsid="0021ac1e"/>
    </style:style>
    <style:style style:name="T1" style:family="text">
      <style:text-properties officeooo:rsid="002065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RPi Heartrate Monitor </text:h>
      <text:h text:style-name="P6" text:outline-level="3">Hardware-level service and executables</text:h>
      <text:p text:style-name="P7"/>
      <text:h text:style-name="P4" text:outline-level="2">HRService:</text:h>
      <text:p text:style-name="P2"><text:tab/>- systemd script to be installed in /etc/systemd/system</text:p>
      <text:p text:style-name="P2"><text:tab/></text:p>
      <text:p text:style-name="P10"><text:tab/>On: Start</text:p>
      <text:p text:style-name="P10"><text:tab/><text:tab/>Run AWSPublish</text:p>
      <text:p text:style-name="P10"><text:tab/><text:tab/>Run AWSCtl</text:p>
      <text:p text:style-name="P10"><text:tab/></text:p>
      <text:p text:style-name="P10"><text:tab/>On: Stop</text:p>
      <text:p text:style-name="P10"><text:tab/><text:tab/>Stop ADCRead if any</text:p>
      <text:p text:style-name="P10"><text:tab/><text:tab/>Stop AWSCtl</text:p>
      <text:p text:style-name="P10"><text:tab/><text:tab/>Stop AWSPublish</text:p>
      <text:p text:style-name="P10"/>
      <text:h text:style-name="Heading_20_2" text:outline-level="2">AWSPublish - </text:h>
      <text:p text:style-name="P9">Will take CSV data from a FIFO and publish it to an MQTT channel</text:p>
      <text:p text:style-name="P7"/>
      <text:h text:style-name="Heading_20_2" text:outline-level="2">AWSCtl - </text:h>
      <text:p text:style-name="P8">will subscribe to a particular channel and start or stop readings via AWSPublish</text:p>
      <text:p text:style-name="P9"><text:tab/>On detect message: start</text:p>
      <text:p text:style-name="P9"><text:tab/><text:tab/>if: read process already ongoing, throw error</text:p>
      <text:p text:style-name="P9"><text:tab/><text:tab/>else:</text:p>
      <text:p text:style-name="P9"><text:tab/><text:tab/><text:tab/>call AWSPublish and record proc number</text:p>
      <text:p text:style-name="P9"/>
      <text:p text:style-name="P9"><text:tab/>On detect message: stop</text:p>
      <text:p text:style-name="P9"><text:tab/><text:tab/></text:p>
      <text:p text:style-name="P7"/>
      <text:h text:style-name="Heading_20_2" text:outline-level="2">ADCRead -</text:h>
      <text:p text:style-name="P8"><text:span text:style-name="T1"><text:tab/></text:span> will take data from the ADC and write it to a FIFO</text:p>
      <text:p text:style-name="P7"/>
      <text:h text:style-name="P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14:20.281000000</meta:creation-date>
    <dc:date>2018-12-09T17:58:47.836000000</dc:date>
    <meta:editing-duration>PT13M26S</meta:editing-duration>
    <meta:editing-cycles>1</meta:editing-cycles>
    <meta:document-statistic meta:table-count="0" meta:image-count="0" meta:object-count="0" meta:page-count="1" meta:paragraph-count="25" meta:word-count="99" meta:character-count="599" meta:non-whitespace-character-count="491"/>
    <meta:generator>LibreOffice/6.0.5.2$Windows_X86_64 LibreOffice_project/54c8cbb85f300ac59db32fe8a675ff7683cd5a16</meta:generator>
  </office:meta>
</office:document-meta>
</file>